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nux Biolinum O" fo:font-size="14pt" officeooo:rsid="0011187e" officeooo:paragraph-rsid="0011187e" style:font-size-asian="14pt" style:font-size-complex="14pt"/>
    </style:style>
    <style:style style:name="P2" style:family="paragraph" style:parent-style-name="Standard">
      <style:text-properties officeooo:rsid="001a75f7" officeooo:paragraph-rsid="001211ee"/>
    </style:style>
    <style:style style:name="P3" style:family="paragraph" style:parent-style-name="Standard">
      <style:text-properties fo:font-size="14pt" officeooo:rsid="001a75f7" officeooo:paragraph-rsid="001211ee" style:font-size-asian="14pt" style:font-size-complex="14pt"/>
    </style:style>
    <style:style style:name="P4" style:family="paragraph" style:parent-style-name="Standard">
      <style:text-properties fo:font-size="14pt" officeooo:rsid="0012d8b3" officeooo:paragraph-rsid="0012d8b3" style:font-size-asian="14pt" style:font-size-complex="14pt"/>
    </style:style>
    <style:style style:name="P5" style:family="paragraph" style:parent-style-name="Standard">
      <style:text-properties fo:font-size="14pt" officeooo:rsid="001ab14f" officeooo:paragraph-rsid="001211ee" style:font-size-asian="14pt" style:font-size-complex="14pt"/>
    </style:style>
    <style:style style:name="P6" style:family="paragraph" style:parent-style-name="Standard">
      <style:text-properties style:font-name="Linux Biolinum O" fo:font-size="14pt" officeooo:rsid="0011187e" officeooo:paragraph-rsid="0011187e" style:font-size-asian="14pt" style:font-size-complex="14pt"/>
    </style:style>
    <style:style style:name="P7" style:family="paragraph" style:parent-style-name="Standard">
      <style:text-properties style:font-name="Linux Biolinum O" fo:font-size="14pt" officeooo:rsid="0011187e" officeooo:paragraph-rsid="0012d8b3" style:font-size-asian="14pt" style:font-size-complex="14pt"/>
    </style:style>
    <style:style style:name="P8" style:family="paragraph" style:parent-style-name="Standard">
      <style:text-properties style:font-name="Linux Biolinum O" fo:font-size="14pt" officeooo:rsid="0011187e" officeooo:paragraph-rsid="00147447" style:font-size-asian="14pt" style:font-size-complex="14pt"/>
    </style:style>
    <style:style style:name="P9" style:family="paragraph" style:parent-style-name="Standard">
      <style:text-properties style:font-name="Linux Biolinum O" fo:font-size="14pt" officeooo:rsid="001ab14f" officeooo:paragraph-rsid="001211ee" style:font-size-asian="14pt" style:font-size-complex="14pt"/>
    </style:style>
    <style:style style:name="P10" style:family="paragraph" style:parent-style-name="Standard">
      <style:text-properties style:font-name="Linux Biolinum O" fo:font-size="14pt" style:text-underline-style="solid" style:text-underline-width="auto" style:text-underline-color="font-color" officeooo:rsid="0011187e" officeooo:paragraph-rsid="00147447" style:font-size-asian="14pt" style:font-size-complex="14pt"/>
    </style:style>
    <style:style style:name="P11" style:family="paragraph" style:parent-style-name="Standard">
      <style:text-properties style:font-name="Linux Biolinum O" fo:font-size="14pt" style:text-underline-style="solid" style:text-underline-width="auto" style:text-underline-color="font-color" officeooo:rsid="0011187e" officeooo:paragraph-rsid="0012d8b3" style:font-size-asian="14pt" style:font-size-complex="14pt"/>
    </style:style>
    <style:style style:name="P12" style:family="paragraph" style:parent-style-name="Standard">
      <style:text-properties style:font-name="Linux Biolinum O" fo:font-size="14pt" style:text-underline-style="solid" style:text-underline-width="auto" style:text-underline-color="font-color" officeooo:rsid="0011187e" officeooo:paragraph-rsid="0011187e" style:font-size-asian="14pt" style:font-size-complex="14pt"/>
    </style:style>
    <style:style style:name="T1" style:family="text">
      <style:text-properties officeooo:rsid="001ab14f"/>
    </style:style>
    <style:style style:name="T2" style:family="text">
      <style:text-properties officeooo:rsid="0012d8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ocumento Formal:</text:p>
      <text:p text:style-name="P1"/>
      <text:p text:style-name="P1"/>
      <text:p text:style-name="P1"/>
      <text:p text:style-name="P1"/>
      <text:p text:style-name="P7">Por la presente se informa la realizacion de un nuevo software requerido por el dueño de una cadena de cines, el mismo requiere que el software de estadisticas sobre las ganancias que posee su cine.</text:p>
      <text:p text:style-name="P1">Lo que el sistema va a realizar es dar una estadistica sobre las ganancias que las peliculas y las salas le dan a su dueño para asi el mismo toma la decision de proyectar la pelicula mas taquillera de manera repetitiva o como asi descartar alguna pelicula que le provoque perdida de dinero.</text:p>
      <text:p text:style-name="P3">En este documento se pasa a informar la creacion de un nuevo sistema de estadisticas de ventas de un cine, el cual va a realizar un estudio sobre la cantidad de dinero ganado para el dueño del mismo.</text:p>
      <text:p text:style-name="P3">El software pretende calcular ganancias tomando como referencia la cantidad de entradas vendidas por cada pelicula, el sistema debe proporcinar informacion de cual fue la pelicula que mas se vio, que mas ganancias provocó y teniendo en cuenta la cantidad de veces que ah sido proyectada.</text:p>
      <text:p text:style-name="P3">El sistema va a contemplar que el cine va a vender entradas hasta que comienze la pelicula, luego cierra la venta dejando asi la posibilidad de calcular las ganancias para la pelicula.</text:p>
      <text:p text:style-name="P3">La posibilidad de agregar o descartar salas es tambien contemplada.</text:p>
      <text:p text:style-name="P2"/>
      <text:p text:style-name="P2"/>
      <text:p text:style-name="P2"/>
      <text:p text:style-name="P3">El proceso de ventas se conforma con el cliente <text:span text:style-name="T1">y el cine, el cliente solicita la venta de la entrada para ver una pelicula seleccionada por el, el cine debe darle la posibilidad de elegir la butaca siempre y cuando haya disponibilidad de la misma si es asi se realiza la venta y se guarda los datos en el sistema, si la disponibilidad de butacas es limitada y el cliente no desea ninguna de las butacas disponibles, este cancela la compra.</text:span></text:p>
      <text:p text:style-name="P4">El sistema por cada cliente que compra una entrada cambia el estado de la butaca de disponible a ocupado, tambien guarda la informacion sobre la plata que registra la pelicula proyectada para ser sumada al total de ganancias de la pelicula y al total de ganancias del cine.</text:p>
      <text:p text:style-name="P4"/>
      <text:p text:style-name="P11">Proceso de venta:</text:p>
      <text:p text:style-name="P11"/>
      <text:p text:style-name="P7">-Cliente quiere ver una pelicula</text:p>
      <text:p text:style-name="P7">-el cine debe revisar si hay disponibilidad de butacas</text:p>
      <text:p text:style-name="P7">-el cine debe consultar al cliente que butaca desea de la cantidad de butacas disponibles</text:p>
      <text:p text:style-name="P7">-cliente selecciona butaca</text:p>
      <text:p text:style-name="P7">-el cine informa de valor de la entrada</text:p>
      <text:p text:style-name="P7"><text:soft-page-break/>-cliente paga la entrada</text:p>
      <text:p text:style-name="P7">-el cine almacena la venta con la pelicula vendida y su valor.(entrada<text:span text:style-name="T2">)</text:span></text:p>
      <text:p text:style-name="P2"/>
      <text:p text:style-name="P5">El dueño es quien verifica y analiza la informacion estadistica sobre las ganancias que es proporcionada por el sistema, el dueño es quien decide si proyectar una pelicula en varias salas debido a su gran cantidad de ventas sobre la misma o descartar la pelicula, tambien es quien decide si quitar o agregar salas.</text:p>
      <text:p text:style-name="P9"/>
      <text:p text:style-name="P9"/>
      <text:p text:style-name="P9"/>
      <text:p text:style-name="P10">Requerimientos para el software:</text:p>
      <text:p text:style-name="P8"/>
      <text:p text:style-name="P8">*<text:span text:style-name="T2">Cantidad de salas</text:span></text:p>
      <text:p text:style-name="P8">*<text:span text:style-name="T2">Cantidad de butacas por sala</text:span></text:p>
      <text:p text:style-name="P8"><text:span text:style-name="T2">*Registro de venta de entradas por pelicula</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4:19:33.096816859</meta:creation-date>
    <dc:date>2017-10-14T16:51:13.416284773</dc:date>
    <meta:editing-duration>PT31M58S</meta:editing-duration>
    <meta:editing-cycles>5</meta:editing-cycles>
    <meta:generator>LibreOffice/5.2.7.2$Linux_X86_64 LibreOffice_project/20m0$Build-2</meta:generator>
    <meta:document-statistic meta:table-count="0" meta:image-count="0" meta:object-count="0" meta:page-count="2" meta:paragraph-count="22" meta:word-count="477" meta:character-count="2743" meta:non-whitespace-character-count="2288"/>
  </office:meta>
</office:document-meta>
</file>